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officeooo:rsid="000bcbdf" officeooo:paragraph-rsid="000bcbdf"/>
    </style:style>
    <style:style style:name="P7" style:family="paragraph" style:parent-style-name="Text_20_body">
      <style:text-properties officeooo:rsid="000bcbdf" officeooo:paragraph-rsid="000c5f0b"/>
    </style:style>
    <style:style style:name="P8" style:family="paragraph" style:parent-style-name="Text_20_body" style:list-style-name="L3">
      <style:text-properties officeooo:rsid="0006feb1" officeooo:paragraph-rsid="0006feb1"/>
    </style:style>
    <style:style style:name="P9" style:family="paragraph" style:parent-style-name="Text_20_body">
      <style:text-properties officeooo:rsid="000bcbdf" officeooo:paragraph-rsid="000bcbdf"/>
    </style:style>
    <style:style style:name="P10" style:family="paragraph" style:parent-style-name="Text_20_body">
      <style:text-properties officeooo:rsid="000d1228" officeooo:paragraph-rsid="000d1228"/>
    </style:style>
    <style:style style:name="P11" style:family="paragraph" style:parent-style-name="Heading_20_3">
      <style:text-properties officeooo:rsid="00058157" officeooo:paragraph-rsid="00058157"/>
    </style:style>
    <style:style style:name="P12" style:family="paragraph" style:parent-style-name="Heading_20_4">
      <style:text-properties officeooo:rsid="000bcbdf" officeooo:paragraph-rsid="000bcbdf"/>
    </style:style>
    <style:style style:name="P13" style:family="paragraph" style:parent-style-name="Heading_20_6">
      <style:text-properties officeooo:rsid="000bcbdf" officeooo:paragraph-rsid="000bcbdf"/>
    </style:style>
    <style:style style:name="P14" style:family="paragraph" style:parent-style-name="Heading_20_6">
      <style:text-properties officeooo:paragraph-rsid="000bcbdf"/>
    </style:style>
    <style:style style:name="P15" style:family="paragraph" style:parent-style-name="Standard" style:list-style-name="L1">
      <style:text-properties officeooo:paragraph-rsid="0008d56b"/>
    </style:style>
    <style:style style:name="P16" style:family="paragraph" style:parent-style-name="Standard" style:list-style-name="L1">
      <style:text-properties fo:font-weight="bold" officeooo:rsid="0008d56b" officeooo:paragraph-rsid="0008d56b" style:font-weight-asian="bold" style:font-weight-complex="bold"/>
    </style:style>
    <style:style style:name="P17" style:family="paragraph" style:parent-style-name="Standard" style:list-style-name="L1">
      <style:text-properties officeooo:rsid="0008d56b" officeooo:paragraph-rsid="0008d56b"/>
    </style:style>
    <style:style style:name="P18"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9" style:family="paragraph" style:parent-style-name="Standard" style:list-style-name="L2">
      <style:text-properties officeooo:rsid="00058157" officeooo:paragraph-rsid="00058157"/>
    </style:style>
    <style:style style:name="P20" style:family="paragraph" style:parent-style-name="Standard" style:list-style-name="L2">
      <style:text-properties officeooo:rsid="0006feb1" officeooo:paragraph-rsid="0006feb1"/>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officeooo:rsid="001205a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8157" style:font-style-asian="italic" style:font-weight-asian="normal" style:font-style-complex="italic" style:font-weight-complex="normal"/>
    </style:style>
    <style:style style:name="T6" style:family="text">
      <style:text-properties fo:font-style="italic" fo:font-weight="normal" officeooo:rsid="0008d56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bold" officeooo:rsid="00058157" style:font-style-asian="normal" style:font-weight-asian="bold" style:font-style-complex="normal" style:font-weight-complex="bold"/>
    </style:style>
    <style:style style:name="T10" style:family="text">
      <style:text-properties fo:font-style="normal" style:text-underline-style="none" fo:font-weight="normal" officeooo:rsid="00058157"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06feb1"/>
    </style:style>
    <style:style style:name="T14" style:family="text">
      <style:text-properties officeooo:rsid="000bcbdf"/>
    </style:style>
    <style:style style:name="T15" style:family="text">
      <style:text-properties officeooo:rsid="000c1e75"/>
    </style:style>
    <style:style style:name="T16" style:family="text">
      <style:text-properties officeooo:rsid="000c5f0b"/>
    </style:style>
    <style:style style:name="T17" style:family="text">
      <style:text-properties officeooo:rsid="000ebd9a"/>
    </style:style>
    <style:style style:name="T18" style:family="text">
      <style:text-properties officeooo:rsid="001205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Disclaimer</text:span>: this overview is very incomplete</text:p>
      <text:h text:style-name="Heading_20_3" text:outline-level="3">Structure</text:h>
      <text:list xml:id="list27613431" text:style-name="L1">
        <text:list-item>
          <text:p text:style-name="P15"><text:span text:style-name="T9">Main.java</text:span><text:span text:style-name="T10"> </text:span><text:span text:style-name="T5">will begin the simulatio</text:span><text:span text:style-name="T6">n</text:span></text:p>
        </text:list-item>
        <text:list-item>
          <text:p text:style-name="P16"><text:span text:style-name="T2">C</text:span><text:span text:style-name="T1">ode</text:span><text:span text:style-name="T4">-folder contains the actual code called by the aforementioned</text:span></text:p>
        </text:list-item>
        <text:list-item>
          <text:p text:style-name="P17"><text:span text:style-name="T7">Documentation</text:span><text:span text:style-name="T4">-folder contain ramblings</text:span></text:p>
        </text:list-item>
        <text:list-item>
          <text:p text:style-name="P17"><text:span text:style-name="T7">Input</text:span><text:span text:style-name="T4">-folder contains easily modifiable files</text:span></text:p>
        </text:list-item>
        <text:list-item>
          <text:p text:style-name="P17"><text:span text:style-name="T7">Output</text:span><text:span text:style-name="T4">-folder will store the ever modifying files</text:span></text:p>
          <text:p text:style-name="P18"/>
        </text:list-item>
      </text:list>
      <text:h text:style-name="Heading_20_3" text:outline-level="3">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P11" text:outline-level="3">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4025257000" text:style-name="L2">
        <text:list-item>
          <text:p text:style-name="P19">Patriarch of highborn families are eligible for election to the rulership</text:p>
        </text:list-item>
        <text:list-item>
          <text:p text:style-name="P19">Every noble family has a coat of arms</text:p>
        </text:list-item>
        <text:list-item>
          <text:p text:style-name="P19"><text:span text:style-name="T13">N</text:span>obles can afford to raise any number of children, while lowborn man should not breed if he already has three living sons</text:p>
        </text:list-item>
        <text:list-item>
          <text:p text:style-name="P20">Name of every noble house and cadet branch must be unique</text:p>
        </text:list-item>
      </text:list>
      <text:p text:style-name="P1"/>
      <text:h text:style-name="P11" text:outline-level="3">Houses</text:h>
      <text:p text:style-name="P3">There are <text:span text:style-name="T11">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8">Richard II of England</text:span> died before his uncle, the cadet house of Lancaster would not be founded because John's lineage would be the senior branch, but upon John's death his younger brother's descended would still form the cadet house of York.</text:p>
      <text:p text:style-name="P4">So the leadership of a house should passed in following ways not other ways:</text:p>
      <text:list xml:id="list1844745622" text:style-name="L3">
        <text:list-item>
          <text:p text:style-name="P8">From father to son</text:p>
        </text:list-item>
        <text:list-item>
          <text:p text:style-name="P8">From brother to brother</text:p>
        </text:list-item>
        <text:list-item>
          <text:p text:style-name="P8">From nephew to uncle</text:p>
        </text:list-item>
        <text:list-item>
          <text:p text:style-name="P8">From uncle to nephew, with a younger uncle still alive</text:p>
        </text:list-item>
        <text:list-item>
          <text:p text:style-name="P8">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text:h text:style-name="P12" text:outline-level="4">Naming Patterns</text:h>
      <text:p text:style-name="P6">Each family has a name pattern, this dictates how they will name their children. They also have a list of names used for both men and women. There are following methods:</text:p>
      <text:h text:style-name="P13" text:outline-level="6">1. Absolute orderly</text:h>
      <text:p text:style-name="P6">Orderly will use the first unused name on the list, so if name list is {Henry, John, Richard} and the man already has living sons of Henry and John, the third son will be named Richard. If there are no unused names, a new name is randomly chosen and added into the list.</text:p>
      <text:h text:style-name="P13" text:outline-level="6">2. Weighted orderly</text:h>
      <text:p text:style-name="P6">Similar to <text:span text:style-name="T1">absolute orderly</text:span><text:span text:style-name="T8">, but is random element based on Zipf's Law. Meaning if all three aforementioned example names are unused, there is 54.5% chance Henry will be used, 27.2% for John and 18.1% for Richard.</text:span></text:p>
      <text:h text:style-name="Heading_20_6" text:outline-level="6"><text:span text:style-name="T14">3.</text:span> <text:span text:style-name="T14">Flat</text:span></text:h>
      <text:p text:style-name="P6">Random name with the same chance is picked from the family name list, hence all three names have 33% of being used.</text:p>
      <text:h text:style-name="P14" text:outline-level="6"><text:span text:style-name="T14">4.</text:span> <text:span text:style-name="T14">Ancestral</text:span></text:h>
      <text:p text:style-name="P7">Will try to use one of the two grandfather/grandmother's names, if not possible father/mother's name, <text:span text:style-name="T16">otherwise parent's siblings, but </text:span>as the last option it will resort to flat-pattern.</text:p>
      <text:h text:style-name="P14" text:outline-level="6"><text:soft-page-break/><text:span text:style-name="T14">5.</text:span> <text:span text:style-name="T14">Parental</text:span></text:h>
      <text:p text:style-name="P6">Will try to name their child after themselves, <text:span text:style-name="T15">i</text:span>f not possible, resort to flat-pattern.</text:p>
      <text:h text:style-name="P14" text:outline-level="6"><text:span text:style-name="T14">6.</text:span> <text:span text:style-name="T14">Altering</text:span></text:h>
      <text:p text:style-name="P6">Instead of just using a single naming pattern, each time a child of is born they will pick a random pattern to use.</text:p>
      <text:h text:style-name="Heading_20_6" text:outline-level="6">Origin</text:h>
      <text:p text:style-name="P10">Each house a has a origin that describes how the house came to be. With following types:</text:p>
      <text:p text:style-name="P10">0. <text:span text:style-name="T1">Mystic</text:span><text:span text:style-name="T3">al</text:span>, non-assigned, should not be used</text:p>
      <text:p text:style-name="P10">1. <text:span text:style-name="T1">Ancient</text:span>, the family <text:span text:style-name="T17">that</text:span> predates the kingdom</text:p>
      <text:p text:style-name="P10">2. <text:span text:style-name="T1">Bastardy</text:span>, the founder of the family was born outside of a wedlock</text:p>
      <text:p text:style-name="P10">3. <text:span text:style-name="T1">Posthumous</text:span>, the founder of the family was born posthumously</text:p>
      <text:p text:style-name="P10">4. <text:span text:style-name="T1">Morganatic</text:span>, a lowborn house was raised into the nobility as the result of a marriage to nobleman</text:p>
      <text:p text:style-name="P10">5. <text:span text:style-name="T1">Humble</text:span>, a lowborn family was raised into the nobility as result of there being too few noble houses</text:p>
      <text:p text:style-name="P10">The last two will be exclusive to nobility and overwrite other orig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17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2-03T18:46:32.722123534</dc:date>
    <meta:editing-duration>PT2H9M38S</meta:editing-duration>
    <meta:editing-cycles>13</meta:editing-cycles>
    <meta:document-statistic meta:table-count="0" meta:image-count="0" meta:object-count="0" meta:page-count="2" meta:paragraph-count="53" meta:word-count="898" meta:character-count="5065" meta:non-whitespace-character-count="4232"/>
  </office:meta>
</office:document-meta>
</file>